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a78e" officeooo:paragraph-rsid="000ba78e"/>
    </style:style>
    <style:style style:name="P2" style:family="paragraph" style:parent-style-name="Standard">
      <style:text-properties officeooo:rsid="000ba78e" officeooo:paragraph-rsid="0010a353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f6b59" officeooo:paragraph-rsid="000f6b59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style:text-underline-style="none" fo:font-weight="bold" officeooo:rsid="000f6b59" officeooo:paragraph-rsid="0010a35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officeooo:rsid="0010a353" officeooo:paragraph-rsid="0010a353" style:font-size-asian="10.5pt" style:font-size-complex="12pt"/>
    </style:style>
    <style:style style:name="P6" style:family="paragraph" style:parent-style-name="Standard">
      <style:text-properties fo:font-size="13pt" style:text-underline-style="solid" style:text-underline-width="auto" style:text-underline-color="font-color" officeooo:rsid="0010a353" officeooo:paragraph-rsid="0010a353" style:font-size-asian="11.3500003814697pt" style:font-size-complex="13pt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rsid="000f6b59" officeooo:paragraph-rsid="000f6b59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2pt" style:text-underline-style="none" fo:font-weight="normal" officeooo:rsid="000f6b59" officeooo:paragraph-rsid="000f6b5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0a353" officeooo:paragraph-rsid="0010a35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18bdd" officeooo:paragraph-rsid="00118bd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normal" officeooo:rsid="000f6b59" officeooo:paragraph-rsid="000f6b59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normal" officeooo:rsid="000f6b59" officeooo:paragraph-rsid="000f6b59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a35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ontents:</text:p>
      <text:p text:style-name="P7"/>
      <text:p text:style-name="P8">Project commentary<text:tab/><text:tab/><text:tab/><text:tab/><text:tab/><text:tab/><text:tab/><text:tab/><text:tab/><text:tab/><text:tab/>1</text:p>
      <text:p text:style-name="P8">Bibliography<text:tab/><text:tab/><text:tab/><text:tab/><text:tab/><text:tab/><text:tab/><text:tab/><text:tab/><text:tab/><text:tab/><text:tab/>3</text:p>
      <text:p text:style-name="P8">Source Evaluation<text:tab/><text:tab/><text:tab/><text:tab/><text:tab/><text:tab/><text:tab/><text:tab/><text:tab/><text:tab/><text:tab/>5</text:p>
      <text:p text:style-name="P8">PPR <text:tab/><text:tab/><text:tab/><text:tab/><text:tab/><text:tab/><text:tab/><text:tab/><text:tab/><text:tab/><text:tab/><text:tab/><text:tab/>9</text:p>
      <text:p text:style-name="P8"/>
      <text:p text:style-name="P11">Appendix 1:</text:p>
      <text:p text:style-name="P8"/>
      <text:p text:style-name="P8">Rationale<text:tab/><text:tab/><text:tab/><text:tab/><text:tab/><text:tab/><text:tab/><text:tab/><text:tab/><text:tab/><text:tab/><text:tab/>1</text:p>
      <text:p text:style-name="P8">VTT<text:tab/><text:tab/><text:tab/><text:tab/><text:tab/><text:tab/><text:tab/><text:tab/><text:tab/><text:tab/><text:tab/><text:tab/><text:tab/>2</text:p>
      <text:p text:style-name="P8"/>
      <text:p text:style-name="P12">Appendix 2:</text:p>
      <text:p text:style-name="P12"/>
      <text:p text:style-name="P8">Diary<text:tab/><text:tab/><text:tab/><text:tab/><text:tab/><text:tab/><text:tab/><text:tab/><text:tab/><text:tab/><text:tab/><text:tab/><text:tab/>1</text:p>
      <text:p text:style-name="P8">Timelines<text:tab/><text:tab/><text:tab/><text:tab/><text:tab/><text:tab/><text:tab/><text:tab/><text:tab/><text:tab/><text:tab/><text:tab/>8</text:p>
      <text:p text:style-name="P8">Conversation with target audience<text:tab/><text:tab/><text:tab/><text:tab/><text:tab/><text:tab/><text:tab/><text:tab/> <text:s text:c="10"/>11</text:p>
      <text:p text:style-name="P8">Mid project review<text:tab/><text:tab/><text:tab/><text:tab/><text:tab/><text:tab/><text:tab/><text:tab/><text:tab/><text:tab/> <text:s text:c="10"/>16</text:p>
      <text:p text:style-name="P8">Feedback from testers<text:tab/><text:tab/><text:tab/><text:tab/><text:tab/><text:tab/><text:tab/><text:tab/><text:tab/><text:tab/> <text:s text:c="10"/>17</text:p>
      <text:p text:style-name="P10">Project Peer Review<text:tab/><text:tab/><text:tab/><text:tab/><text:tab/><text:tab/><text:tab/><text:tab/><text:tab/><text:tab/> <text:s text:c="10"/>19</text:p>
      <text:p text:style-name="P8"/>
      <text:p text:style-name="P12">Appendix 2:</text:p>
      <text:p text:style-name="P8"/>
      <text:p text:style-name="P4"><text:span text:style-name="T1">Rough notes </text:span><text:span text:style-name="T2">for movement and sound<text:tab/><text:tab/><text:tab/><text:tab/><text:tab/><text:tab/><text:tab/> <text:s text:c="11"/>1 Rough notes for radar<text:tab/><text:tab/><text:tab/><text:tab/><text:tab/><text:tab/><text:tab/><text:tab/><text:tab/><text:tab/> <text:s text:c="11"/>7</text:span></text:p>
      <text:p text:style-name="P9">Screenshot of rotation code<text:tab/><text:tab/><text:tab/><text:tab/><text:tab/><text:tab/><text:tab/><text:tab/><text:tab/> <text:s text:c="10"/>11</text:p>
      <text:p text:style-name="P9">Algorithm for rounding to nearest 5<text:tab/><text:tab/><text:tab/><text:tab/><text:tab/><text:tab/><text:tab/><text:tab/> <text:s text:c="10"/>12</text:p>
      <text:p text:style-name="P9">New and old death screen<text:tab/><text:tab/><text:tab/><text:tab/><text:tab/><text:tab/><text:tab/><text:tab/><text:tab/> <text:s text:c="10"/>13</text:p>
      <text:p text:style-name="P9">When everything broke<text:tab/><text:tab/><text:tab/><text:tab/><text:tab/><text:tab/><text:tab/><text:tab/><text:tab/> <text:s text:c="10"/>14</text:p>
      <text:p text:style-name="P9">Screenshot of game with and without graphics <text:tab/><text:tab/><text:tab/><text:tab/><text:tab/><text:tab/> <text:s text:c="10"/>15</text:p>
      <text:p text:style-name="P2"/>
      <text:p text:style-name="P6">Appendix 3:</text:p>
      <text:p text:style-name="P5">Evidence of presentation<text:tab/><text:tab/><text:tab/><text:tab/><text:tab/><text:tab/><text:tab/><text:tab/><text:tab/><text:tab/>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20:19:44.463000000</meta:creation-date>
    <dc:date>2014-10-05T20:28:02.685000000</dc:date>
    <meta:editing-duration>PT1M20S</meta:editing-duration>
    <meta:editing-cycles>3</meta:editing-cycles>
    <meta:generator>LibreOffice/4.2.3.3$Windows_x86 LibreOffice_project/882f8a0a489bc99a9e60c7905a60226254cb6ff0</meta:generator>
    <meta:print-date>2014-10-05T20:13:12.210000000</meta:print-date>
    <meta:document-statistic meta:table-count="0" meta:image-count="0" meta:object-count="0" meta:page-count="1" meta:paragraph-count="24" meta:word-count="90" meta:character-count="808" meta:non-whitespace-character-count="434"/>
  </office:meta>
</office:document-meta>
</file>